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b514" officeooo:paragraph-rsid="000db514" style:font-weight-asian="normal" style:font-weight-complex="normal"/>
    </style:style>
    <style:style style:name="P2" style:family="paragraph" style:parent-style-name="Standard">
      <style:text-properties fo:font-weight="bold" officeooo:rsid="000db514" officeooo:paragraph-rsid="000db514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db514"/>
    </style:style>
    <style:style style:name="P4" style:family="paragraph" style:parent-style-name="Standard" style:list-style-name="L1">
      <style:text-properties fo:font-weight="normal" officeooo:rsid="000db514" officeooo:paragraph-rsid="000db514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db514" officeooo:paragraph-rsid="000deb04" style:font-weight-asian="normal" style:font-weight-complex="normal"/>
    </style:style>
    <style:style style:name="P6" style:family="paragraph" style:parent-style-name="Standard" style:list-style-name="L2">
      <style:text-properties officeooo:paragraph-rsid="000deb04"/>
    </style:style>
    <style:style style:name="P7" style:family="paragraph" style:parent-style-name="Title">
      <style:text-properties fo:font-weight="bold" style:font-weight-asian="bold" style:font-weight-complex="bold"/>
    </style:style>
    <style:style style:name="T1" style:family="text">
      <style:text-properties officeooo:rsid="000db514"/>
    </style:style>
    <style:style style:name="T2" style:family="text">
      <style:text-properties fo:font-weight="normal" officeooo:rsid="000db514" style:font-weight-asian="normal" style:font-weight-complex="normal"/>
    </style:style>
    <style:style style:name="T3" style:family="text">
      <style:text-properties fo:font-weight="normal" officeooo:rsid="000deb04" style:font-weight-asian="normal" style:font-weight-complex="normal"/>
    </style:style>
    <style:style style:name="T4" style:family="text">
      <style:text-properties fo:font-weight="normal" officeooo:rsid="000ecdf1" style:font-weight-asian="normal" style:font-weight-complex="normal"/>
    </style:style>
    <style:style style:name="T5" style:family="text">
      <style:text-properties fo:font-weight="normal" officeooo:rsid="000eeafe" style:font-weight-asian="normal" style:font-weight-complex="normal"/>
    </style:style>
    <style:style style:name="T6" style:family="text">
      <style:text-properties fo:font-weight="normal" officeooo:rsid="0010a4cc" style:font-weight-asian="normal" style:font-weight-complex="normal"/>
    </style:style>
    <style:style style:name="T7" style:family="text">
      <style:text-properties fo:font-style="italic" fo:font-weight="normal" officeooo:rsid="000db514" style:font-style-asian="italic" style:font-weight-asian="normal" style:font-style-complex="italic" style:font-weight-complex="normal"/>
    </style:style>
    <style:style style:name="T8" style:family="text">
      <style:text-properties officeooo:rsid="0010a4c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2017-07-12 </text:p>
      <text:p text:style-name="P7">Java 8 Practise Problems</text:p>
      <text:p text:style-name="P2"/>
      <text:h text:style-name="Heading_20_1" text:outline-level="1">Problem 1:</text:h>
      <text:list xml:id="list6063005569188154066" text:style-name="L1">
        <text:list-item>
          <text:p text:style-name="P3"><text:span text:style-name="T2">Create an object called Apple. </text:span><text:span text:style-name="T4">Give</text:span><text:span text:style-name="T2"> it properties like color, weight, variety. <text:s/>Have a method which will print the propert</text:span><text:span text:style-name="T5">ies</text:span><text:span text:style-name="T2"> of an apple. <text:line-break/></text:span><text:span text:style-name="T6">eg. </text:span><text:span text:style-name="T2">&lt;“</text:span><text:span text:style-name="T7">Color = green, weight = 10, variety = Green delicious</text:span><text:span text:style-name="T2">”&gt;</text:span></text:p>
        </text:list-item>
        <text:list-item>
          <text:p text:style-name="P4">Next create a list of different kinds of apples. Using Java 8 stream print all the apples.</text:p>
        </text:list-item>
        <text:list-item>
          <text:p text:style-name="P4">Using Java 8 streams write another method in apple which will take an argument which is a list of apples and filter the apples by color and return a list of apples. <text:span text:style-name="T8">T</text:span>hen print those apples.</text:p>
        </text:list-item>
        <text:list-item>
          <text:p text:style-name="P4">Using Java 8 sort the apples by color.</text:p>
        </text:list-item>
      </text:list>
      <text:p text:style-name="P1"/>
      <text:h text:style-name="Heading_20_1" text:outline-level="1"><text:span text:style-name="T1">Problem</text:span> 2:</text:h>
      <text:list xml:id="list8526393997518211713" text:style-name="L2">
        <text:list-item>
          <text:p text:style-name="P6"><text:span text:style-name="T2">Create an object Employee with properties like name, age, salary </text:span><text:span text:style-name="T3">and</text:span><text:span text:style-name="T2"> position.</text:span></text:p>
        </text:list-item>
        <text:list-item>
          <text:p text:style-name="P5">Create a method which given a list of employees will give the maximum salary paid.</text:p>
        </text:list-item>
        <text:list-item>
          <text:p text:style-name="P5">Create a method which given a list of employees will print all employees who are managers.</text:p>
        </text:list-item>
        <text:list-item>
          <text:p text:style-name="P6"><text:span text:style-name="T2">Create a method which given a list of employe</text:span><text:span text:style-name="T3">e</text:span><text:span text:style-name="T2">s will print the first employee whose name is "David"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2:09:56.082000000</meta:creation-date>
    <dc:date>2017-07-12T22:28:34.157000000</dc:date>
    <meta:editing-duration>PT1M52S</meta:editing-duration>
    <meta:editing-cycles>5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12" meta:word-count="173" meta:character-count="939" meta:non-whitespace-character-count="783"/>
  </office:meta>
</office:document-meta>
</file>